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justify" style:justify-single-word="false" style:writing-mode="lr-tb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line-height="0.494cm" fo:text-align="center" style:justify-single-word="false" style:snap-to-layout-grid="false"/>
    </style:style>
    <style:style style:name="P19" style:family="paragraph" style:parent-style-name="Standard">
      <style:text-properties fo:language="zxx" fo:country="none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2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7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8" style:family="paragraph" style:parent-style-name="Prénom_20_NOM">
      <style:text-properties fo:font-weight="normal" style:font-weight-asian="normal" style:font-size-complex="11pt"/>
    </style:style>
    <style:style style:name="P29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0" style:family="paragraph" style:parent-style-name="Texte_20_de_20_saisie">
      <style:text-properties style:font-name-complex="Arial" style:font-size-complex="11pt"/>
    </style:style>
    <style:style style:name="P31" style:family="paragraph" style:parent-style-name="Titre_20_qualité">
      <style:text-properties style:font-name-complex="Arial" style:font-size-complex="11pt"/>
    </style:style>
    <style:style style:name="P32" style:family="paragraph" style:parent-style-name="Titre_20_qualité">
      <style:text-properties fo:font-weight="bold" style:font-weight-asian="bold" style:font-name-complex="Arial" style:font-size-complex="11pt"/>
    </style:style>
    <style:style style:name="P33" style:family="paragraph" style:parent-style-name="Titre_20_qualité">
      <style:paragraph-properties fo:margin-left="7.251cm" fo:margin-right="0cm" fo:text-indent="0cm" style:auto-text-indent="false"/>
    </style:style>
    <style:style style:name="P34" style:family="paragraph" style:parent-style-name="Titre_20_qualité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text-align="justify" style:justify-single-word="false" style:writing-mode="lr-tb"/>
    </style:style>
    <style:style style:name="P39" style:family="paragraph" style:parent-style-name="Standard" style:list-style-name="L2">
      <style:paragraph-properties fo:text-align="justify" style:justify-single-word="false" style:writing-mode="lr-tb"/>
    </style:style>
    <style:style style:name="P40" style:family="paragraph" style:parent-style-name="Standard" style:list-style-name="L3">
      <style:paragraph-properties fo:text-align="justify" style:justify-single-word="false" style:writing-mode="lr-tb"/>
    </style:style>
    <style:style style:name="P41" style:family="paragraph" style:parent-style-name="Standard" style:list-style-name="L4">
      <style:paragraph-properties fo:text-align="justify" style:justify-single-word="false" style:writing-mode="lr-tb"/>
    </style:style>
    <style:style style:name="P42" style:family="paragraph" style:parent-style-name="Heading_20_1">
      <style:paragraph-properties style:snap-to-layout-grid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locaadr"/>
        <text:user-field-decl office:value-type="string" office:string-value="" text:name="remplacantmembreep_qual"/>
        <text:user-field-decl office:value-type="string" office:string-value="" text:name="remplacantmembreep_nom"/>
        <text:user-field-decl office:value-type="string" office:string-value="" text:name="remplacantmembreep_prenom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7"/>
          </table:table-cell>
          <table:covered-table-cell/>
          <table:covered-table-cell/>
          <table:table-cell table:style-name="Tableau1.A1" table:number-rows-spanned="11" office:value-type="string">
            <text:p text:style-name="P17"/>
          </table:table-cell>
          <table:table-cell table:style-name="Tableau1.E1" office:value-type="string">
            <text:h text:style-name="P42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8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7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9"><text:user-field-get text:name="participant_fonctionmembreep_name"/></text:p>
            <text:p text:style-name="P19">«Organisme»</text:p>
            <text:p text:style-name="P19"><text:user-field-get text:name="participant_compladr"/></text:p>
            <text:p text:style-name="P19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0">DPAS/SIS/BAT/LH/FS/JS/HL/2009XXXX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1">Affaire suivie par : </text:p>
          </table:table-cell>
          <table:covered-table-cell/>
          <table:table-cell table:style-name="Tableau1.A1" office:value-type="string">
            <text:p text:style-name="P20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1">Tél. : </text:p>
          </table:table-cell>
          <table:table-cell table:style-name="Tableau1.A1" table:number-columns-spanned="2" office:value-type="string">
            <text:p text:style-name="P20">01 43 93 41 65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table-cell table:style-name="Tableau1.A1" office:value-type="string">
            <text:p text:style-name="P17"/>
          </table:table-cell>
        </table:table-row>
        <table:table-row table:style-name="Tableau1.12">
          <table:table-cell table:style-name="Tableau1.A1" table:number-columns-spanned="5" office:value-type="string">
            <text:p text:style-name="P23">Bobigny, le <text:date style:data-style-name="N76" text:date-value="2011-05-18T10:09:11.95" text:fixed="true">18 mai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4">J’ai le plaisir de vous convier à la réunion plénière de l’Equipe Pluridisciplinaire <text:user-field-get text:name="commissionep_ep_identifiant"/> dont vous êtes membre.</text:p>
        <text:p text:style-name="P24"/>
        <text:p text:style-name="P24">Cette réunion aura lieu :</text:p>
        <text:p text:style-name="P33">Le <text:user-field-get style:data-style-name="N38" text:name="commissionep_dateseance">samedi 30 décembre 1899</text:user-field-get></text:p>
        <text:p text:style-name="P33">à <text:user-field-get text:name="commissionep_dateseance_time"/></text:p>
        <text:p text:style-name="P33"><text:user-field-get text:name="commissionep_adresseseance"/></text:p>
        <text:p text:style-name="P33"><text:user-field-get text:name="commissionep_codepostalseance"/> <text:user-field-get text:name="commissionep_villeseance"/></text:p>
        <text:p text:style-name="P25"/>
        <text:p text:style-name="P24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6">CER complexes</text:p>
              </table:table-cell>
              <table:table-cell table:style-name="Dossierseps.A1" office:value-type="string">
                <text:p text:style-name="P37">Détection BRSA en parcours social sans réorientation</text:p>
              </table:table-cell>
              <table:table-cell table:style-name="Dossierseps.A1" office:value-type="string">
                <text:p text:style-name="P37">Demandes de suspension</text:p>
              </table:table-cell>
              <table:table-cell table:style-name="Dossierseps.A1" office:value-type="string">
                <text:p text:style-name="P37">Réorientations</text:p>
              </table:table-cell>
              <table:table-cell table:style-name="Dossierseps.A1" office:value-type="string">
                <text:p text:style-name="P37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5"><text:user-field-get text:name="commune"/></text:p>
            </table:table-cell>
            <table:table-cell table:style-name="Dossierseps.A2" office:value-type="string">
              <text:p text:style-name="P36"><text:user-field-get style:data-style-name="N0" text:name="contratscomplexeseps93">0</text:user-field-get></text:p>
            </table:table-cell>
            <table:table-cell table:style-name="Dossierseps.A2" office:value-type="string">
              <text:p text:style-name="P36"><text:user-field-get style:data-style-name="N0" text:name="nonorientationsproseps93">0</text:user-field-get></text:p>
            </table:table-cell>
            <table:table-cell table:style-name="Dossierseps.A2" office:value-type="string">
              <text:p text:style-name="P36"><text:user-field-get style:data-style-name="N0" text:name="nonrespectssanctionseps93">0</text:user-field-get></text:p>
            </table:table-cell>
            <table:table-cell table:style-name="Dossierseps.A2" office:value-type="string">
              <text:p text:style-name="P36"><text:user-field-get style:data-style-name="N0" text:name="reorientationseps93">0</text:user-field-get></text:p>
            </table:table-cell>
            <table:table-cell table:style-name="Dossierseps.A2" office:value-type="string">
              <text:p text:style-name="P36"><text:user-field-get style:data-style-name="N0" text:name="signalementseps93">0</text:user-field-get></text:p>
            </table:table-cell>
            <table:table-cell table:style-name="Dossierseps.G2" office:value-type="string">
              <text:p text:style-name="P36"><text:user-field-get style:data-style-name="N0" text:name="total">0</text:user-field-get></text:p>
            </table:table-cell>
          </table:table-row>
        </table:table>
        <text:p text:style-name="P24"/>
        <text:p text:style-name="P15">Ont confirmé leur présence :</text:p>
        <text:section text:style-name="Sect2" text:name="Reponses_confirme">
          <text:list xml:id="list1882618627" text:style-name="L1">
            <text:list-item>
              <text:p text:style-name="P38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15"/>
        <text:p text:style-name="P14"><text:span text:style-name="T4">Ont </text:span><text:span text:style-name="T4">décliné</text:span><text:span text:style-name="T4"> leur présence :</text:span></text:p>
        <text:section text:style-name="Sect2" text:name="Reponses_decline">
          <text:list xml:id="list2126743960" text:style-name="L2">
            <text:list-item>
              <text:p text:style-name="P39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N'ont pas renseigné </text:span><text:span text:style-name="T4">leur présence :</text:span></text:p>
        <text:section text:style-name="Sect2" text:name="Reponses_nonrenseigne">
          <text:list xml:id="list1135469043" text:style-name="L3">
            <text:list-item>
              <text:p text:style-name="P40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Seront remplacés</text:span><text:span text:style-name="T4"> :</text:span></text:p>
        <text:section text:style-name="Sect2" text:name="Reponses_remplacepar">
          <text:list xml:id="list1506644590" text:style-name="L4">
            <text:list-item>
              <text:p text:style-name="P41"><text:span text:style-name="T4"><text:user-field-get text:name="remplacantmembreep_qual"/></text:span><text:span text:style-name="T4"> </text:span><text:span text:style-name="T4"><text:user-field-get text:name="remplacantmembreep_nom"/></text:span><text:span text:style-name="T4"> </text:span><text:span text:style-name="T4"><text:user-field-get text:name="remplacantmembreep_prenom"/></text:span><text:span text:style-name="T4"> (en remplacement de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)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5">Fiches synthétiques</text:p>
        <text:section text:style-name="Sect2" text:name="Fichessynthetiques">
          <text:p text:style-name="P15"/>
          <table:table table:name="Tableau4" table:style-name="Tableau4">
            <table:table-column table:style-name="Tableau4.A"/>
            <table:table-column table:style-name="Tableau4.B"/>
            <text:soft-page-break/>
            <table:table-row>
              <table:table-cell table:style-name="Tableau4.A1" office:value-type="string">
                <text:p text:style-name="P35">Thématique</text:p>
              </table:table-cell>
              <table:table-cell table:style-name="Tableau4.B1" office:value-type="string">
                <text:p text:style-name="P35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35">Commune</text:p>
              </table:table-cell>
              <table:table-cell table:style-name="Tableau4.B2" office:value-type="string">
                <text:p text:style-name="P35"><text:user-field-get text:name="adresse_locaadr"/></text:p>
              </table:table-cell>
            </table:table-row>
            <table:table-row>
              <table:table-cell table:style-name="Tableau4.A2" office:value-type="string">
                <text:p text:style-name="P35">Situation familiale</text:p>
              </table:table-cell>
              <table:table-cell table:style-name="Tableau4.B2" office:value-type="string">
                <text:p text:style-name="P35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35">Inscrit au RSA depuis</text:p>
              </table:table-cell>
              <table:table-cell table:style-name="Tableau4.B2" office:value-type="string">
                <text:p text:style-name="P35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35">Service référent</text:p>
              </table:table-cell>
              <table:table-cell table:style-name="Tableau4.B2" office:value-type="string">
                <text:p text:style-name="P35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35">Date d'orientation</text:p>
              </table:table-cell>
              <table:table-cell table:style-name="Tableau4.B2" office:value-type="string">
                <text:p text:style-name="P35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35">Inscrit à Pôle Emploi</text:p>
              </table:table-cell>
              <table:table-cell table:style-name="Tableau4.B2" office:value-type="string">
                <text:p text:style-name="P35"><text:user-field-get text:name="historiqueetatpe_inscritpe"/></text:p>
              </table:table-cell>
            </table:table-row>
          </table:table>
          <text:p text:style-name="Standard"/>
        </text:section>
        <text:p text:style-name="P15"/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0"/>
        <text:p text:style-name="Standard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29">Pour le Président du Conseil général</text:p>
        <text:p text:style-name="P28">et par délégation</text:p>
        <text:p text:style-name="P31"/>
        <text:p text:style-name="P32"/>
        <text:p text:style-name="P32">Benjamin Voisin</text:p>
        <text:p text:style-name="P31">Chef du Service de l’Insertion </text:p>
        <text:p text:style-name="P31">et de la Solidarité</text:p>
      </text:section>
      <text:section text:style-name="Sect3" text:name="Section2">
        <text:p text:style-name="P34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2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21.301cm" svg:height="1.253cm" draw:transform="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>2</text:page-number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3" draw:name="PowerPlusWaterMarkObject4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4" draw:name="PowerPlusWaterMarkObject6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5" draw:name="PowerPlusWaterMarkObject7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6" draw:name="PowerPlusWaterMarkObject9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Christian Buffin</dc:creator>
    <dc:date>2011-05-20T14:44:05</dc:date>
    <meta:print-date>2011-05-11T12:36:00</meta:print-date>
    <meta:editing-cycles>38</meta:editing-cycles>
    <meta:editing-duration>PT5H4M28S</meta:editing-duration>
    <meta:generator>LibreOffice/3.3$Linux LibreOffice_project/330m19$Build-202</meta:generator>
    <meta:document-statistic meta:table-count="4" meta:image-count="0" meta:object-count="0" meta:page-count="2" meta:paragraph-count="66" meta:word-count="193" meta:character-count="1207"/>
    <meta:user-defined meta:name="Info 1"/>
    <meta:user-defined meta:name="Info 2"/>
    <meta:user-defined meta:name="Info 3"/>
    <meta:user-defined meta:name="Info 4"/>
  </office:meta>
</office:document-meta>
</file>